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2.54cm" svg:height="1.778cm" svg:x="10.906cm" svg:y="8.747cm">
          <text:p text:style-name="P1"><text:span text:style-name="T1">Walk</text:span></text:p>
          <text:p text:style-name="P1"><text:span text:style-name="T1">Straigh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6" draw:id="id6" draw:layer="layout" svg:width="2.667cm" svg:height="1.27cm" svg:x="16.24cm" svg:y="8.874cm">
          <text:p text:style-name="P1"><text:span text:style-name="T1">Follow</text:span></text:p>
          <text:p text:style-name="P1"><text:span text:style-name="T1">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7" draw:id="id7" draw:layer="layout" svg:width="3.048cm" svg:height="1.651cm" svg:x="4.556cm" svg:y="13.065cm">
          <text:p text:style-name="P1"><text:span text:style-name="T1">Stand in</text:span></text:p>
          <text:p text:style-name="P1"><text:span text:style-name="T1">front of 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" draw:id="id5" draw:layer="layout" svg:width="2.667cm" svg:height="1.27cm" svg:x="16.24cm" svg:y="11.668cm">
          <text:p text:style-name="P1"><text:span text:style-name="T1">Finding</text:span></text:p>
          <text:p text:style-name="P1"><text:span text:style-name="T1">the 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" draw:id="id1" draw:layer="layout" svg:width="1.524cm" svg:height="1.143cm" svg:x="4.937cm" svg:y="8.747cm">
          <text:p text:style-name="P1"><text:span text:style-name="T1">Kick</text:span></text:p>
          <text:p text:style-name="P1"><text:span text:style-name="T1">bal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0" draw:id="id10" draw:layer="layout" svg:width="3.937cm" svg:height="1.778cm" svg:x="3.413cm" svg:y="15.732cm">
          <text:p text:style-name="P1"><text:span text:style-name="T1">Circle away</text:span></text:p>
          <text:p text:style-name="P1"><text:span text:style-name="T1">from own 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3" draw:id="id13" draw:layer="layout" svg:width="2.159cm" svg:height="1.397cm" svg:x="9.89cm" svg:y="7.096cm">
          <text:p text:style-name="P1"><text:span text:style-name="T1">Track</text:span></text:p>
          <text:p text:style-name="P1"><text:span text:style-name="T1">ball lef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3.048cm" svg:height="1.651cm" svg:x="10.144cm" svg:y="16.24cm">
          <text:p text:style-name="P1"><text:span text:style-name="T1">Check team</text:span></text:p>
          <text:p text:style-name="P1"><text:span text:style-name="T1">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1.778cm" svg:height="1.524cm" svg:x="13.192cm" svg:y="13.065cm">
          <text:p text:style-name="P1"><text:span text:style-name="T1">Center</text:span></text:p>
          <text:p text:style-name="P1"><text:span text:style-name="T1">goal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9" draw:id="id9" draw:layer="layout" svg:width="2.413cm" svg:height="1.651cm" svg:x="16.494cm" svg:y="15.478cm">
          <text:p text:style-name="P1"><text:span text:style-name="T1">Line up</text:span></text:p>
          <text:p text:style-name="P1"><text:span text:style-name="T1">sho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1.651cm" svg:height="1.143cm" svg:x="7.731cm" svg:y="11.541cm">
          <text:p text:style-name="P1"><text:span text:style-name="T1">Get up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6.461cm" svg:y1="9.318cm" svg:x2="7.731cm" svg:y2="12.112cm" draw:start-shape="id1" draw:start-glue-point="10" draw:end-shape="id2" draw:end-glue-point="6" svg:d="m6461 9318c952 0 318 2794 1270 2794">
          <text:p/>
        </draw:connector>
        <draw:connector draw:style-name="gr2" draw:text-style-name="P1" draw:layer="layout" draw:type="curve" svg:x1="10.59cm" svg:y1="16.481cm" svg:x2="9.141cm" svg:y2="12.517cm" draw:start-shape="id3" draw:start-glue-point="5" draw:end-shape="id2" draw:end-glue-point="9" svg:d="m10590 16481c0-3028-1449-1047-1449-3964">
          <text:p/>
        </draw:connector>
        <draw:connector draw:style-name="gr2" draw:text-style-name="P1" draw:layer="layout" draw:type="curve" svg:x1="13.452cm" svg:y1="13.288cm" svg:x2="9.382cm" svg:y2="12.112cm" draw:start-shape="id4" draw:start-glue-point="5" draw:end-shape="id2" draw:end-glue-point="10" svg:d="m13452 13288c0-784-1356-1176-4070-1176">
          <text:p/>
        </draw:connector>
        <draw:connector draw:style-name="gr2" draw:text-style-name="P1" draw:layer="layout" draw:type="curve" svg:x1="16.24cm" svg:y1="12.303cm" svg:x2="9.382cm" svg:y2="12.112cm" draw:start-shape="id5" draw:start-glue-point="6" draw:end-shape="id2" draw:end-glue-point="10" svg:d="m16240 12303c-5143 0-1715-191-6858-191">
          <text:p/>
        </draw:connector>
        <draw:connector draw:style-name="gr2" draw:text-style-name="P1" draw:layer="layout" draw:type="curve" svg:x1="16.63cm" svg:y1="9.958cm" svg:x2="9.382cm" svg:y2="12.112cm" draw:start-shape="id6" draw:start-glue-point="7" draw:end-shape="id2" draw:end-glue-point="10" svg:d="m16630 9958c0 1436-2416 2154-7248 2154">
          <text:p/>
        </draw:connector>
        <draw:connector draw:style-name="gr2" draw:text-style-name="P1" draw:layer="layout" draw:type="curve" svg:x1="17.573cm" svg:y1="10.144cm" svg:x2="17.573cm" svg:y2="11.668cm" draw:start-shape="id6" draw:start-glue-point="8" draw:end-shape="id5" draw:end-glue-point="4" svg:d="m17573 10144v1524">
          <text:p/>
        </draw:connector>
        <draw:connector draw:style-name="gr2" draw:text-style-name="P1" draw:layer="layout" draw:type="curve" svg:x1="14.081cm" svg:y1="14.589cm" svg:x2="13.192cm" svg:y2="17.066cm" draw:start-shape="id4" draw:start-glue-point="8" draw:end-shape="id3" draw:end-glue-point="10" svg:d="m14081 14589c0 1652-296 2477-889 2477">
          <text:p/>
        </draw:connector>
        <draw:connector draw:style-name="gr2" draw:text-style-name="P1" draw:layer="layout" draw:type="curve" svg:x1="10.144cm" svg:y1="17.066cm" svg:x2="7.158cm" svg:y2="14.475cm" draw:start-shape="id3" draw:start-glue-point="6" draw:end-shape="id7" draw:end-glue-point="9" svg:d="m10144 17066c-1991 0-2986-863-2986-2591">
          <text:p/>
        </draw:connector>
        <draw:connector draw:style-name="gr2" draw:text-style-name="P1" draw:layer="layout" draw:type="curve" svg:x1="6.08cm" svg:y1="13.065cm" svg:x2="5.699cm" svg:y2="9.89cm" draw:start-shape="id7" draw:start-glue-point="4" draw:end-shape="id1" draw:end-glue-point="8" svg:d="m6080 13065c0-2382-381-795-381-3175">
          <text:p/>
        </draw:connector>
        <draw:custom-shape draw:style-name="gr1" draw:text-style-name="P2" xml:id="id8" draw:id="id8" draw:layer="layout" svg:width="2.413cm" svg:height="1.651cm" svg:x="13.319cm" svg:y="9.89cm">
          <text:p text:style-name="P1"><text:span text:style-name="T1">Track</text:span></text:p>
          <text:p text:style-name="P1"><text:span text:style-name="T1">ball right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15.732cm" svg:y1="10.716cm" svg:x2="16.24cm" svg:y2="9.509cm" draw:start-shape="id8" draw:start-glue-point="10" draw:end-shape="id6" draw:end-glue-point="6" svg:d="m15732 10716c381 0 127-1207 508-1207">
          <text:p/>
        </draw:connector>
        <draw:connector draw:style-name="gr2" draw:text-style-name="P1" draw:layer="layout" draw:type="curve" draw:line-skew="0.375cm 1.016cm 0.218cm" svg:x1="17.7cm" svg:y1="15.478cm" svg:x2="14.71cm" svg:y2="14.366cm" draw:start-shape="id9" draw:start-glue-point="4" draw:end-shape="id4" draw:end-glue-point="9" svg:d="m17700 15478c0-190-952-127-952-148s-2038 450-2038-964">
          <text:p/>
        </draw:connector>
        <draw:connector draw:style-name="gr2" draw:text-style-name="P1" draw:layer="layout" draw:type="curve" draw:line-skew="-0.429cm 0.762cm -0.228cm" svg:x1="14.71cm" svg:y1="14.366cm" svg:x2="17.7cm" svg:y2="15.478cm" draw:start-shape="id4" draw:start-glue-point="9" draw:end-shape="id9" draw:end-glue-point="4" svg:d="m14710 14366c0 444 1784 296 1784 339s1206-322 1206 773">
          <text:p/>
        </draw:connector>
        <draw:connector draw:style-name="gr2" draw:text-style-name="P1" draw:layer="layout" draw:type="curve" svg:x1="16.494cm" svg:y1="16.304cm" svg:x2="9.382cm" svg:y2="12.112cm" draw:start-shape="id9" draw:start-glue-point="6" draw:end-shape="id2" draw:end-glue-point="10" svg:d="m16494 16304c-5334 0-1778-4192-7112-4192">
          <text:p/>
        </draw:connector>
        <draw:connector draw:style-name="gr2" draw:text-style-name="P1" draw:layer="layout" draw:type="curve" draw:line-skew="-0.745cm" svg:x1="16.847cm" svg:y1="16.888cm" svg:x2="12.746cm" svg:y2="17.65cm" draw:start-shape="id9" draw:start-glue-point="7" draw:end-shape="id3" draw:end-glue-point="9" svg:d="m16847 16888c0 1138-4101 758-4101 762">
          <text:p/>
        </draw:connector>
        <draw:connector draw:style-name="gr2" draw:text-style-name="P1" draw:layer="layout" draw:type="curve" svg:x1="7.604cm" svg:y1="13.891cm" svg:x2="7.972cm" svg:y2="12.517cm" draw:start-shape="id7" draw:start-glue-point="10" draw:end-shape="id2" draw:end-glue-point="7" svg:d="m7604 13891c246 0 368-458 368-1374">
          <text:p/>
        </draw:connector>
        <draw:connector draw:style-name="gr2" draw:text-style-name="P1" draw:layer="layout" draw:type="curve" svg:x1="10.59cm" svg:y1="17.65cm" svg:x2="6.774cm" svg:y2="17.25cm" draw:start-shape="id3" draw:start-glue-point="7" draw:end-shape="id10" draw:end-glue-point="9" svg:d="m10590 17650c0 36-3816 236-3816-400">
          <text:p/>
        </draw:connector>
        <draw:connector draw:style-name="gr2" draw:text-style-name="P1" draw:layer="layout" draw:type="curve" svg:x1="5.382cm" svg:y1="15.732cm" svg:x2="5.002cm" svg:y2="14.475cm" draw:start-shape="id10" draw:start-glue-point="4" draw:end-shape="id7" draw:end-glue-point="7" svg:d="m5382 15732c0-762-380-134-380-1257">
          <text:p/>
        </draw:connector>
        <draw:connector draw:style-name="gr2" draw:text-style-name="P1" draw:layer="layout" draw:type="curve" svg:x1="7.35cm" svg:y1="16.621cm" svg:x2="8.557cm" svg:y2="12.684cm" draw:start-shape="id10" draw:start-glue-point="10" draw:end-shape="id2" draw:end-glue-point="8" svg:d="m7350 16621c805 0 1207-1312 1207-3937">
          <text:p/>
        </draw:connector>
        <draw:custom-shape draw:style-name="gr1" draw:text-style-name="P2" xml:id="id12" draw:id="id12" draw:layer="layout" svg:width="2.54cm" svg:height="1.524cm" svg:x="10.906cm" svg:y="4.937cm">
          <text:p text:style-name="P1"><text:span text:style-name="T1">Track</text:span></text:p>
          <text:p text:style-name="P1"><text:span text:style-name="T1">dire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curve" svg:x1="14.525cm" svg:y1="9.89cm" svg:x2="13.074cm" svg:y2="9.007cm" draw:start-shape="id8" draw:start-glue-point="4" draw:end-shape="id11" draw:end-glue-point="11" svg:d="m14525 9890c0-1956-1451-1514-1451-883">
          <text:p/>
        </draw:connector>
        <draw:connector draw:style-name="gr2" draw:text-style-name="P1" draw:layer="layout" draw:type="curve" svg:x1="13.074cm" svg:y1="9.007cm" svg:x2="14.525cm" svg:y2="9.89cm" draw:start-shape="id11" draw:start-glue-point="11" draw:end-shape="id8" draw:end-glue-point="4" svg:d="m13074 9007c0 130 1451-311 1451 883">
          <text:p/>
        </draw:connector>
        <draw:connector draw:style-name="gr2" draw:text-style-name="P1" draw:layer="layout" draw:type="curve" svg:x1="13.074cm" svg:y1="6.238cm" svg:x2="15.379cm" svg:y2="10.131cm" draw:start-shape="id12" draw:start-glue-point="9" draw:end-shape="id8" draw:end-glue-point="11" svg:d="m13074 6238c0 2907 2305 961 2305 3893">
          <text:p/>
        </draw:connector>
        <draw:connector draw:style-name="gr2" draw:text-style-name="P1" draw:layer="layout" draw:type="curve" draw:line-skew="-0.757cm" svg:x1="18.907cm" svg:y1="12.303cm" svg:x2="13.446cm" svg:y2="5.699cm" draw:start-shape="id5" draw:start-glue-point="10" draw:end-shape="id12" draw:end-glue-point="10" svg:d="m18907 12303c-384 0 2346-6604-5461-6604">
          <text:p/>
        </draw:connector>
        <draw:connector draw:style-name="gr2" draw:text-style-name="P1" draw:layer="layout" draw:type="curve" draw:line-skew="0.164cm" svg:x1="18.907cm" svg:y1="16.304cm" svg:x2="13.446cm" svg:y2="5.699cm" draw:start-shape="id9" draw:start-glue-point="10" draw:end-shape="id12" draw:end-glue-point="10" svg:d="m18907 16304c997 0 3728-10605-5461-10605">
          <text:p/>
        </draw:connector>
        <draw:connector draw:style-name="gr2" draw:text-style-name="P1" draw:layer="layout" draw:type="curve" svg:x1="3.413cm" svg:y1="16.621cm" svg:x2="10.906cm" svg:y2="5.699cm" draw:start-shape="id10" draw:start-glue-point="6" draw:end-shape="id12" draw:end-glue-point="6" svg:d="m3413 16621c-52 0-3799-10922 7493-10922">
          <text:p/>
        </draw:connector>
        <draw:connector draw:style-name="gr2" draw:text-style-name="P1" draw:layer="layout" draw:type="curve" svg:x1="4.556cm" svg:y1="13.891cm" svg:x2="10.906cm" svg:y2="5.699cm" draw:start-shape="id7" draw:start-glue-point="6" draw:end-shape="id12" draw:end-glue-point="6" svg:d="m4556 13891c-139 0-3314-8192 6350-8192">
          <text:p/>
        </draw:connector>
        <draw:connector draw:style-name="gr2" draw:text-style-name="P1" draw:layer="layout" draw:type="curve" svg:x1="12.176cm" svg:y1="6.461cm" svg:x2="10.97cm" svg:y2="7.096cm" draw:start-shape="id12" draw:start-glue-point="8" draw:end-shape="id13" draw:end-glue-point="4" svg:d="m12176 6461c0 477-1206 160-1206 635">
          <text:p/>
        </draw:connector>
        <draw:connector draw:style-name="gr2" draw:text-style-name="P1" draw:layer="layout" draw:type="curve" draw:line-skew="0.719cm" svg:x1="10.206cm" svg:y1="7.3cm" svg:x2="9.141cm" svg:y2="11.708cm" draw:start-shape="id13" draw:start-glue-point="5" draw:end-shape="id2" draw:end-glue-point="11" svg:d="m10206 7300c0 19-1065-2184-1065 4408">
          <text:p/>
        </draw:connector>
        <draw:connector draw:style-name="gr2" draw:text-style-name="P1" draw:layer="layout" draw:type="curve" draw:line-skew="-2.406cm" svg:x1="8.557cm" svg:y1="11.541cm" svg:x2="11.278cm" svg:y2="6.238cm" draw:start-shape="id2" draw:start-glue-point="4" draw:end-shape="id12" draw:end-glue-point="7" svg:d="m8557 11541c0-7419 2721-4768 2721-5303">
          <text:p/>
        </draw:connector>
        <draw:connector draw:style-name="gr2" draw:text-style-name="P1" draw:layer="layout" draw:type="curve" svg:x1="5.699cm" svg:y1="8.747cm" svg:x2="10.906cm" svg:y2="5.699cm" draw:start-shape="id1" draw:start-glue-point="4" draw:end-shape="id12" draw:end-glue-point="6" svg:d="m5699 8747c0-2032 1735-3048 5207-3048">
          <text:p/>
        </draw:connector>
        <draw:connector draw:style-name="gr2" draw:text-style-name="P1" draw:layer="layout" draw:type="curve" svg:x1="12.176cm" svg:y1="10.525cm" svg:x2="9.382cm" svg:y2="12.112cm" draw:start-shape="id11" draw:start-glue-point="8" draw:end-shape="id2" draw:end-glue-point="10" svg:d="m12176 10525c0 1058-931 1587-2794 1587">
          <text:p/>
        </draw:connector>
        <draw:connector draw:style-name="gr2" draw:text-style-name="P1" draw:layer="layout" draw:type="curve" svg:x1="14.525cm" svg:y1="11.541cm" svg:x2="9.382cm" svg:y2="12.112cm" draw:start-shape="id8" draw:start-glue-point="8" draw:end-shape="id2" draw:end-glue-point="10" svg:d="m14525 11541c0 381-1714 571-5143 571">
          <text:p/>
        </draw:connector>
        <draw:connector draw:style-name="gr2" draw:text-style-name="P1" draw:layer="layout" draw:type="curve" draw:line-skew="-0.614cm" svg:x1="18.907cm" svg:y1="9.509cm" svg:x2="13.446cm" svg:y2="5.699cm" draw:start-shape="id6" draw:start-glue-point="10" draw:end-shape="id12" svg:d="m18907 9509c-169 0 2561-3810-5461-3810">
          <text:p/>
        </draw:connector>
        <draw:connector draw:style-name="gr2" draw:text-style-name="P1" draw:layer="layout" draw:type="curve" svg:x1="12.049cm" svg:y1="7.795cm" svg:x2="17.573cm" svg:y2="8.874cm" draw:start-shape="id13" draw:start-glue-point="10" draw:end-shape="id6" draw:end-glue-point="4" svg:d="m12049 7795c3683 0 5524 359 5524 1079">
          <text:p/>
        </draw:connector>
        <draw:connector draw:style-name="gr2" draw:text-style-name="P1" draw:layer="layout" draw:type="curve" draw:line-skew="0.245cm" svg:x1="9.89cm" svg:y1="7.795cm" svg:x2="10.906cm" svg:y2="9.636cm" draw:start-shape="id13" draw:start-glue-point="6" draw:end-shape="id11" draw:end-glue-point="6" svg:d="m9890 7795c-385 0-893 1841 1016 1841">
          <text:p/>
        </draw:connector>
        <draw:connector draw:style-name="gr2" draw:text-style-name="P1" draw:layer="layout" draw:type="curve" draw:line-skew="0.626cm" svg:x1="10.906cm" svg:y1="9.636cm" svg:x2="9.89cm" svg:y2="7.795cm" draw:start-shape="id11" draw:start-glue-point="6" draw:end-shape="id13" draw:end-glue-point="6" svg:d="m10906 9636c-1338 0-830-1841-1016-1841">
          <text:p/>
        </draw:connector>
        <draw:connector draw:style-name="gr2" draw:text-style-name="P1" draw:layer="layout" draw:type="curve" draw:line-skew="0.301cm 0cm -0.547cm" svg:x1="14.71cm" svg:y1="13.288cm" svg:x2="16.63cm" svg:y2="12.752cm" draw:start-shape="id4" draw:start-glue-point="11" draw:end-shape="id5" draw:end-glue-point="7" svg:d="m14710 13288c0-634 895-423 895-409s1025 84 1025-127">
          <text:p/>
        </draw:connector>
        <draw:connector draw:style-name="gr2" draw:text-style-name="P1" draw:layer="layout" draw:type="curve" draw:line-skew="-0.166cm 0cm 0.682cm" svg:x1="16.63cm" svg:y1="12.752cm" svg:x2="14.71cm" svg:y2="13.288cm" draw:start-shape="id5" draw:start-glue-point="7" draw:end-shape="id4" draw:end-glue-point="11" svg:d="m16630 12752c0 783-1025 522-1025 508s-895-35-895 28">
          <text:p/>
        </draw:connector>
        <draw:connector draw:style-name="gr2" draw:text-style-name="P1" draw:layer="layout" draw:type="curve" draw:line-skew="1.046cm 4.016cm" svg:x1="18.907cm" svg:y1="12.303cm" svg:x2="7.158cm" svg:y2="14.475cm" draw:start-shape="id5" draw:start-glue-point="10" draw:end-shape="id7" draw:end-glue-point="9" svg:d="m18907 12303c2320 0 1933 3465-1583 5793s-10166 3516-10166-3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09:15:08</meta:creation-date>
    <dc:date>2012-12-06T21:28:08</dc:date>
    <meta:editing-duration>PT1H53M24S</meta:editing-duration>
    <meta:editing-cycles>9</meta:editing-cycles>
    <meta:generator>LibreOffice/3.5$Linux_x86 LibreOffice_project/350m1$Build-2</meta:generator>
    <meta:document-statistic meta:object-count="51"/>
  </office:meta>
</office:document-meta>
</file>